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ndalus" svg:font-family="Andalus" style:font-family-generic="roman" style:font-pitch="variable"/>
    <style:font-face style:name="Andalus1"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style:font-name="Andalus" fo:font-size="40pt" fo:font-weight="bold" style:font-size-asian="40pt" style:font-weight-asian="bold" style:font-size-complex="40pt" style:font-weight-complex="bold"/>
    </style:style>
    <style:style style:name="P3" style:family="paragraph" style:parent-style-name="Standard">
      <style:text-properties style:font-name="Andalus" style:text-underline-style="non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fo:break-before="page"/>
      <style:text-properties style:font-name="Andalus" fo:font-size="40pt" fo:font-weight="bold" style:font-size-asian="40pt" style:font-weight-asian="bold" style:font-size-complex="40pt" style:font-weight-complex="bold"/>
    </style:style>
    <style:style style:name="P6" style:family="paragraph" style:parent-style-name="Heading">
      <style:paragraph-properties fo:text-align="center" style:justify-single-word="false"/>
      <style:text-properties style:font-name="Andalus" fo:font-size="40pt" fo:font-weight="bold" style:font-size-asian="40pt" style:font-weight-asian="bold" style:font-size-complex="40pt" style:font-weight-complex="bold"/>
    </style:style>
    <style:style style:name="P7" style:family="paragraph" style:parent-style-name="Heading">
      <style:paragraph-properties fo:text-align="center" style:justify-single-word="false"/>
      <style:text-properties style:font-name="Andalus" fo:font-size="40pt" style:font-size-asian="40pt" style:font-size-complex="40pt"/>
    </style:style>
    <style:style style:name="P8" style:family="paragraph" style:parent-style-name="Heading">
      <style:paragraph-properties fo:text-align="center" style:justify-single-word="false" fo:break-before="page"/>
      <style:text-properties style:font-name="Andalus" fo:font-size="40pt" style:font-size-asian="40pt" style:font-size-complex="40pt"/>
    </style:style>
    <style:style style:name="P9" style:family="paragraph" style:parent-style-name="Heading_20_1">
      <style:paragraph-properties fo:text-align="center" style:justify-single-word="false" fo:break-before="page"/>
    </style:style>
    <style:style style:name="P10" style:family="paragraph" style:parent-style-name="Heading_20_1">
      <style:paragraph-properties fo:text-align="center" style:justify-single-word="false"/>
    </style:style>
    <style:style style:name="P11" style:family="paragraph" style:parent-style-name="Heading_20_3">
      <style:text-properties style:font-name="Andalus" style:text-underline-style="solid" style:text-underline-width="auto" style:text-underline-color="font-color" fo:font-weight="normal" style:font-weight-asian="normal" style:font-weight-complex="normal"/>
    </style:style>
    <style:style style:name="P12" style:family="paragraph" style:parent-style-name="Heading_20_3">
      <style:text-properties style:font-name="Andalus" fo:font-size="10pt" fo:font-weight="normal" style:font-size-asian="10pt" style:font-weight-asian="normal" style:font-size-complex="10pt" style:font-weight-complex="normal"/>
    </style:style>
    <style:style style:name="P13" style:family="paragraph" style:parent-style-name="Heading_20_3">
      <style:text-properties style:font-name="Andalu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Heading_20_3">
      <style:text-properties fo:font-weight="normal" style:font-weight-asian="normal" style:font-weight-complex="normal"/>
    </style:style>
    <style:style style:name="P15" style:family="paragraph" style:parent-style-name="Heading_20_2">
      <style:paragraph-properties fo:break-before="page"/>
      <style:text-properties style:font-name="Andalus" style:text-underline-style="solid" style:text-underline-width="auto" style:text-underline-color="font-color"/>
    </style:style>
    <style:style style:name="P16" style:family="paragraph" style:parent-style-name="Heading_20_2">
      <style:paragraph-properties fo:break-before="page"/>
      <style:text-properties style:font-name="Andalus" fo:font-size="14pt" fo:font-weight="bold" style:font-size-asian="14pt" style:font-weight-asian="bold" style:font-size-complex="14pt" style:font-weight-complex="bold"/>
    </style:style>
    <style:style style:name="P17" style:family="paragraph" style:parent-style-name="Heading_20_2">
      <style:text-properties style:font-name="Andalus" style:text-underline-style="solid" style:text-underline-width="auto" style:text-underline-color="font-color"/>
    </style:style>
    <style:style style:name="P18" style:family="paragraph" style:parent-style-name="Heading_20_2">
      <style:paragraph-properties fo:line-height="150%"/>
      <style:text-properties style:font-name="Andalus" style:text-underline-style="solid" style:text-underline-width="auto" style:text-underline-color="font-color"/>
    </style:style>
    <style:style style:name="P19" style:family="paragraph" style:parent-style-name="Heading_20_2">
      <style:text-properties style:font-name="Andalus" fo:font-size="14pt" fo:font-weight="bold" style:font-size-asian="14pt" style:font-weight-asian="bold" style:font-size-complex="14pt" style:font-weight-complex="bold"/>
    </style:style>
    <style:style style:name="P20" style:family="paragraph" style:parent-style-name="Text_20_body">
      <style:text-properties style:font-name="Andalus"/>
    </style:style>
    <style:style style:name="P21" style:family="paragraph" style:parent-style-name="Text_20_body">
      <style:text-properties style:font-name="Andalus" style:text-underline-style="none"/>
    </style:style>
    <style:style style:name="P22" style:family="paragraph" style:parent-style-name="Text_20_body">
      <style:paragraph-properties fo:text-align="justify" style:justify-single-word="false"/>
      <style:text-properties style:font-name="Andalus" style:text-underline-style="none"/>
    </style:style>
    <style:style style:name="P23" style:family="paragraph" style:parent-style-name="Text_20_body">
      <style:paragraph-properties fo:text-align="justify" style:justify-single-word="false"/>
      <style:text-properties style:font-name="Andalus" style:text-underline-style="none" fo:font-weight="normal" style:font-weight-asian="normal" style:font-weight-complex="normal"/>
    </style:style>
    <style:style style:name="P24" style:family="paragraph" style:parent-style-name="Text_20_body">
      <style:text-properties style:font-name="Andalus" fo:font-size="10pt" style:text-underline-style="none" fo:font-weight="normal" style:font-size-asian="10pt" style:font-weight-asian="normal" style:font-size-complex="10pt" style:font-weight-complex="normal"/>
    </style:style>
    <style:style style:name="P25" style:family="paragraph" style:parent-style-name="Text_20_body">
      <style:paragraph-properties fo:text-align="justify" style:justify-single-word="false"/>
      <style:text-properties style:font-name="Andalus" fo:font-size="10pt" style:text-underline-style="none" fo:font-weight="normal" style:font-size-asian="10pt" style:font-weight-asian="normal" style:font-size-complex="10pt" style:font-weight-complex="normal"/>
    </style:style>
    <style:style style:name="P26" style:family="paragraph" style:parent-style-name="Text_20_body">
      <style:text-properties style:font-name="Andalus" fo:font-weight="normal" style:font-weight-asian="normal" style:font-weight-complex="normal"/>
    </style:style>
    <style:style style:name="P27" style:family="paragraph" style:parent-style-name="Text_20_body">
      <style:text-properties style:font-name="Andalus" fo:font-size="14pt" fo:font-weight="bold" style:font-size-asian="14pt" style:font-weight-asian="bold" style:font-size-complex="14pt" style:font-weight-complex="bold"/>
    </style:style>
    <style:style style:name="P28" style:family="paragraph" style:parent-style-name="Text_20_body">
      <style:paragraph-properties fo:text-align="center" style:justify-single-word="false"/>
      <style:text-properties style:font-name="Andalus" fo:font-size="40pt" style:font-size-asian="40pt" style:font-size-complex="40pt"/>
    </style:style>
    <style:style style:name="P29" style:family="paragraph" style:parent-style-name="Text_20_body">
      <style:text-properties style:text-underline-style="none"/>
    </style:style>
    <style:style style:name="P30" style:family="paragraph" style:parent-style-name="Text_20_body">
      <style:paragraph-properties fo:text-align="justify" style:justify-single-word="false"/>
      <style:text-properties style:text-underline-style="none"/>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paragraph-properties fo:margin-left="1.251cm" fo:margin-right="0cm" fo:text-indent="-0.762cm" style:auto-text-indent="false"/>
      <style:text-properties style:font-name="Andalus"/>
    </style:style>
    <style:style style:name="P34" style:family="paragraph" style:parent-style-name="Text_20_body">
      <style:paragraph-properties fo:margin-left="0.503cm" fo:margin-right="0cm" fo:text-align="justify" style:justify-single-word="false" fo:text-indent="-0.503cm" style:auto-text-indent="false">
        <style:tab-stops/>
      </style:paragraph-properties>
      <style:text-properties style:font-name="Andalus" style:text-underline-style="none"/>
    </style:style>
    <style:style style:name="P35" style:family="paragraph" style:parent-style-name="Text_20_body">
      <style:paragraph-properties fo:margin-left="0cm" fo:margin-right="0cm" fo:text-indent="0cm" style:auto-text-indent="false"/>
      <style:text-properties style:font-name="Andalus" style:text-underline-style="none"/>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Contents_20_3">
      <style:paragraph-properties>
        <style:tab-stops>
          <style:tab-stop style:position="16.591cm" style:type="right" style:leader-style="dotted" style:leader-text="."/>
        </style:tab-stops>
      </style:paragraph-properties>
    </style:style>
    <style:style style:name="P40" style:family="paragraph">
      <style:paragraph-properties fo:text-align="center"/>
    </style:style>
    <style:style style:name="P41" style:family="paragraph">
      <style:paragraph-properties fo:text-align="center"/>
      <style:text-properties fo:font-size="8pt" style:font-size-asian="8pt" style:font-size-complex="8pt"/>
    </style:style>
    <style:style style:name="P42" style:family="paragraph">
      <style:text-properties fo:font-size="8pt" style:font-size-asian="8pt" style:font-size-complex="8pt"/>
    </style:style>
    <style:style style:name="P43" style:family="paragraph">
      <style:text-properties fo:font-size="10pt" style:font-size-asian="10pt" style:font-size-complex="10pt"/>
    </style:style>
    <style:style style:name="P44" style:family="paragraph">
      <style:paragraph-properties fo:text-align="center"/>
      <style:text-properties fo:font-size="10pt" style:font-size-asian="10pt" style:font-size-complex="10pt"/>
    </style:style>
    <style:style style:name="T1" style:family="text">
      <style:text-properties style:font-name="Andalu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name="Andalus" fo:font-size="10pt" style:font-size-asian="10pt" style:font-size-complex="10pt"/>
    </style:style>
    <style:style style:name="T3" style:family="text">
      <style:text-properties style:font-name="Andalus" fo:font-size="10pt" fo:font-weight="normal" style:font-size-asian="10pt" style:font-weight-asian="normal" style:font-size-complex="10pt" style:font-weight-complex="normal"/>
    </style:style>
    <style:style style:name="T4" style:family="text">
      <style:text-properties style:font-name="Andalus" fo:font-size="10pt" style:text-underline-style="none" fo:font-weight="normal" style:font-size-asian="10pt" style:font-weight-asian="normal" style:font-size-complex="10pt" style:font-weight-complex="normal"/>
    </style:style>
    <style:style style:name="T5" style:family="text">
      <style:text-properties style:text-underline-style="solid" style:text-underline-width="auto" style:text-underline-color="font-color"/>
    </style:style>
    <style:style style:name="T6" style:family="text">
      <style:text-properties fo:font-size="16pt" style:text-underline-style="none" fo:font-weight="bold" style:font-size-asian="16pt" style:font-weight-asian="bold" style:font-size-complex="16pt" style:font-weight-complex="bold"/>
    </style:style>
    <style:style style:name="T7" style:family="text">
      <style:text-properties fo:font-size="10pt"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style:text-underline-style="solid" style:text-underline-width="auto" style:text-underline-color="font-color" style:font-size-asian="10pt" style:font-size-complex="10pt"/>
    </style:style>
    <style:style style:name="T10" style:family="text">
      <style:text-properties fo:font-weight="normal" style:font-weight-asian="normal" style:font-weight-complex="normal"/>
    </style:style>
    <style:style style:name="T11"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835cm" fo:text-indent="-0.635cm" fo:margin-left="7.83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153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style:style>
    <style:style style:name="gr1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RANSCEIVER</text:p>
      <text:p text:style-name="P2">AM – FM – SSB – CW</text:p>
      <text:p text:style-name="P2">3 Mhz – 30 Mhz</text:p>
      <text:p text:style-name="P2">JK330</text:p>
      <text:p text:style-name="P1"/>
      <text:p text:style-name="P1"/>
      <text:p text:style-name="P1"/>
      <text:p text:style-name="P4"/>
      <text:p text:style-name="P4"/>
      <text:p text:style-name="P4"/>
      <text:p text:style-name="P4"><text:tab/><text:tab/><text:tab/><text:tab/><text:tab/><text:tab/><text:tab/>Jérôme Jézéquel 201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Table des matières</text:p>
          </text:index-title>
          <text:p text:style-name="P36"><text:s/>SYSTEME TECHNIQUE <text:s/><text:tab/>4</text:p>
          <text:p text:style-name="P38">1 <text:s/>Mise en situation<text:tab/>4</text:p>
          <text:p text:style-name="P38">2 <text:s/>Présentation du système technique<text:tab/>5</text:p>
          <text:p text:style-name="P39">2.1 <text:s/>Choix d'un récepteur superhétérodyne<text:tab/>5</text:p>
          <text:p text:style-name="P39">2.2 <text:s/>Présentation de la façade<text:tab/>6</text:p>
          <text:p text:style-name="P39">2.3 <text:s/>Présentation de la face arrière<text:tab/>6</text:p>
          <text:p text:style-name="P38">3 <text:s/>Analyse Fonctionnelle du système<text:tab/>7</text:p>
          <text:p text:style-name="P39">3.1 <text:s/>Fonction d'usage<text:tab/>7</text:p>
          <text:p text:style-name="P39">3.2 <text:s/>Schéma fonctionnel de niveau 1 :<text:tab/>7</text:p>
          <text:p text:style-name="P39">3.3 <text:s/>Schéma fonctionnel de niveau 2 :<text:tab/>7</text:p>
          <text:p text:style-name="P36"><text:s/>JK330<text:tab/>9</text:p>
          <text:p text:style-name="P38">1 <text:s/>Analyse fonctionnelle :<text:tab/>9</text:p>
          <text:p text:style-name="P38">2 <text:s/>Schéma fonctionnel du 1 er degrés<text:tab/>9</text:p>
        </text:index-body>
      </text:table-of-content>
      <text:p text:style-name="P4"/>
      <text:p text:style-name="P5"/>
      <text:p text:style-name="P2"/>
      <text:p text:style-name="P2"/>
      <text:p text:style-name="P2"/>
      <text:p text:style-name="P6">Présentation Générale</text:p>
      <text:h text:style-name="P10" text:outline-level="1" text:is-list-header="true"/>
      <text:h text:style-name="P9" text:outline-level="1"><text:span text:style-name="T1">SYSTEME TECHNIQUE</text:span><text:span text:style-name="T6"><text:tab/></text:span><text:tab/></text:h>
      <text:h text:style-name="P18" text:outline-level="2">Mise en situation</text:h>
      <text:p text:style-name="P32"><text:tab/><text:span text:style-name="T4">De nos jours, il existe un nombre de moyens de communication immense. La radio-communication est un système de communication très performant, même avec de petits moyen. En effet, elle permet de contacter l'autre bout de la terre facilement si les conditions atmosphériques le permettent. Elle permet de communiquer à très longue distance à de nombreux radioamateurs de par la grande plage de fréquence et des différents systèmes de modulations utilisés.</text:span></text:p>
      <text:p text:style-name="P25"/>
      <text:p text:style-name="P34"/>
      <text:p text:style-name="P20"><draw:ellipse text:anchor-type="paragraph" draw:z-index="0" draw:style-name="gr1" draw:text-style-name="P40" svg:width="5.217cm" svg:height="5.008cm" svg:x="5.685cm" svg:y="0.155cm"><text:p/></draw:ellipse><draw:line text:anchor-type="paragraph" draw:z-index="2" draw:style-name="gr3" draw:text-style-name="P40" svg:x1="8.297cm" svg:y1="0.834cm" svg:x2="8.316cm" svg:y2="0.233cm"><text:p/></draw:line><draw:line text:anchor-type="paragraph" draw:z-index="3" draw:style-name="gr3" draw:text-style-name="P40" svg:x1="8.038cm" svg:y1="0.233cm" svg:x2="8.297cm" svg:y2="0.512cm"><text:p/></draw:line><draw:line text:anchor-type="paragraph" draw:z-index="4" draw:style-name="gr2" draw:text-style-name="P41" svg:x1="8.548cm" svg:y1="0.291cm" svg:x2="8.317cm" svg:y2="0.527cm"><text:p/></draw:line><draw:line text:anchor-type="paragraph" draw:z-index="12" draw:style-name="gr3" draw:text-style-name="P40" svg:x1="8.317cm" svg:y1="0.381cm" svg:x2="10.127cm" svg:y2="0.834cm"><text:p/></draw:line><draw:frame text:anchor-type="paragraph" draw:z-index="13" draw:style-name="gr4" draw:text-style-name="P42" svg:width="2.117cm" svg:height="0.503cm" svg:x="7.408cm" svg:y="-0.199cm"><draw:text-box><text:p text:style-name="P42"><text:span text:style-name="T11">OPERATEUR 1</text:span></text:p></draw:text-box></draw:frame></text:p>
      <text:p text:style-name="P33"><draw:line text:anchor-type="paragraph" draw:z-index="11" draw:style-name="gr3" draw:text-style-name="P40" svg:x1="10.126cm" svg:y1="1.469cm" svg:x2="10.126cm" svg:y2="-0.021cm"><text:p/></draw:line><draw:ellipse text:anchor-type="paragraph" draw:z-index="1" draw:style-name="gr2" draw:text-style-name="P40" svg:width="3.592cm" svg:height="3.629cm" svg:x="6.346cm" svg:y="0.189cm"><text:p text:style-name="P40">TERRE</text:p></draw:ellipse></text:p>
      <text:p text:style-name="P33"><draw:line text:anchor-type="paragraph" draw:z-index="10" draw:style-name="gr3" draw:text-style-name="P40" svg:x1="10.69cm" svg:y1="1.99cm" svg:x2="10.126cm" svg:y2="0.614cm"><text:p/></draw:line><draw:line text:anchor-type="paragraph" draw:z-index="9" draw:style-name="gr3" draw:text-style-name="P40" svg:x1="9.407cm" svg:y1="2.36cm" svg:x2="10.691cm" svg:y2="1.99cm"><text:p/></draw:line><draw:line text:anchor-type="paragraph" draw:z-index="8" draw:style-name="gr3" draw:text-style-name="P40" svg:x1="8.334cm" svg:y1="3.452cm" svg:x2="9.406cm" svg:y2="2.36cm"><text:p/></draw:line><draw:line text:anchor-type="paragraph" draw:z-index="7" draw:style-name="gr3" draw:text-style-name="P40" svg:x1="8.334cm" svg:y1="3.214cm" svg:x2="8.572cm" svg:y2="3.452cm"><text:p/></draw:line><draw:line text:anchor-type="paragraph" draw:z-index="6" draw:style-name="gr3" draw:text-style-name="P40" svg:x1="8.322cm" svg:y1="3.154cm" svg:x2="8.124cm" svg:y2="3.452cm"><text:p/></draw:line><draw:line text:anchor-type="paragraph" draw:z-index="5" draw:style-name="gr3" draw:text-style-name="P40" svg:x1="8.334cm" svg:y1="2.752cm" svg:x2="8.322cm" svg:y2="3.452cm"><text:p/></draw:line></text:p>
      <text:p text:style-name="P33"/>
      <text:p text:style-name="P33"/>
      <text:p text:style-name="P33"/>
      <text:p text:style-name="P33"/>
      <text:p text:style-name="P33"><draw:frame text:anchor-type="paragraph" draw:z-index="14" draw:style-name="gr5" draw:text-style-name="P42" svg:width="2.144cm" svg:height="0.595cm" svg:x="7.437cm" svg:y="0.644cm"><draw:text-box><text:p><text:span text:style-name="T11">OPERATEUR 2</text:span></text:p></draw:text-box></draw:frame></text:p>
      <text:p text:style-name="P33"/>
      <text:p text:style-name="P33"/>
      <text:p text:style-name="P32"><text:tab/><text:span text:style-name="T7">I</text:span><text:span text:style-name="T4">l s'agit d'un récepteur Superhétérodine de première conception. Celui-ci possédera de faible caractéristiques, mais il sera conçu de manière modulaire afin de pouvoir en améliorer les différentes caractéristiques. Il devra pouvoir couvrir une plage de fréquence variant de 3 Mhz <text:s/>à 30 Mhz et devra aussi pouvoir démoduler les modes AM FM BLU et CW.</text:span></text:p>
      <text:p text:style-name="P33"/>
      <text:h text:style-name="P17" text:outline-level="2" text:is-list-header="true"/>
      <text:h text:style-name="P15" text:outline-level="2">Présentation du système technique</text:h>
      <text:h text:style-name="P11" text:outline-level="3"><text:span text:style-name="T7">Choix d'un récepteur superhétérodyne</text:span></text:h>
      <text:p text:style-name="P30"><text:span text:style-name="T3">Le <text:s/>schéma synoptique d'un récepteur traditionnel avec un seul changement de fréquence est représenté ci-dessous.</text:span></text:p>
      <text:p text:style-name="P29"><text:span text:style-name="T3"/></text:p>
      <text:p text:style-name="P29"><draw:line text:anchor-type="paragraph" draw:z-index="15" draw:style-name="gr3" draw:text-style-name="P40" svg:x1="2.484cm" svg:y1="1.91cm" svg:x2="3.728cm" svg:y2="1.91cm"><text:p/></draw:line><draw:custom-shape text:anchor-type="paragraph" draw:z-index="16" draw:style-name="gr6" svg:width="1.165cm" svg:height="1.112cm" draw:transform="rotate (-1.57079632679579) translate (4.87009722222222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ircle text:anchor-type="paragraph" draw:z-index="17" draw:style-name="gr3" draw:text-style-name="P40" svg:width="1.244cm" svg:height="1.244cm" svg:x="5.897cm" svg:y="1.275cm"><text:p/></draw:circle><draw:line text:anchor-type="paragraph" draw:z-index="18" draw:style-name="gr3" draw:text-style-name="P40" svg:x1="4.87cm" svg:y1="1.884cm" svg:x2="5.897cm" svg:y2="1.884cm"><text:p/></draw:line><draw:line text:anchor-type="paragraph" draw:z-index="19" draw:style-name="gr3" draw:text-style-name="P40" svg:x1="7.14cm" svg:y1="1.91cm" svg:x2="8.384cm" svg:y2="1.91cm"><text:p/></draw:line><draw:custom-shape text:anchor-type="paragraph" draw:z-index="20" draw:style-name="gr6" svg:width="1.165cm" svg:height="1.112cm" draw:transform="rotate (-1.57079632679579) translate (9.52676388888889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1" draw:style-name="gr3" draw:text-style-name="P40" svg:width="1.377cm" svg:height="1.059cm" svg:x="10.633cm" svg:y="1.381cm"><text:p/></draw:rect><draw:line text:anchor-type="paragraph" draw:z-index="22" draw:style-name="gr3" draw:text-style-name="P40" svg:x1="9.527cm" svg:y1="1.884cm" svg:x2="10.554cm" svg:y2="1.884cm"><text:p/></draw:line><draw:line text:anchor-type="paragraph" draw:z-index="23" draw:style-name="gr3" draw:text-style-name="P40" svg:x1="12.009cm" svg:y1="1.937cm" svg:x2="13.036cm" svg:y2="1.937cm"><text:p/></draw:line><draw:rect text:anchor-type="paragraph" draw:z-index="24" draw:style-name="gr3" draw:text-style-name="P40" svg:width="0.318cm" svg:height="0.556cm" svg:x="13.067cm" svg:y="1.646cm"><text:p/></draw:rect><draw:custom-shape text:anchor-type="paragraph" draw:z-index="25" draw:style-name="gr6" svg:width="1.112cm" svg:height="0.583cm" draw:transform="rotate (-1.57079632679579) translate (13.9999861111111cm 1.358194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26" draw:style-name="gr7" svg:width="1.403cm" svg:height="0.768cm" svg:x="14.443cm" svg:y="1.699cm"><draw:text-box><text:p>BF</text:p></draw:text-box></draw:frame><draw:frame text:anchor-type="paragraph" draw:z-index="27" draw:style-name="gr8" svg:width="1.35cm" svg:height="1.086cm" svg:x="1.584cm" svg:y="1.593cm"><draw:text-box><text:p>Fin</text:p></draw:text-box></draw:frame><draw:line text:anchor-type="paragraph" draw:z-index="28" draw:style-name="gr3" draw:text-style-name="P40" svg:x1="6.505cm" svg:y1="2.519cm" svg:x2="6.505cm" svg:y2="3.18cm"><text:p/></draw:line><draw:circle text:anchor-type="paragraph" draw:z-index="29" draw:style-name="gr3" draw:text-style-name="P40" svg:width="1.112cm" svg:height="1.112cm" svg:x="5.923cm" svg:y="3.18cm"><text:p/></draw:circle><draw:frame text:anchor-type="paragraph" draw:z-index="30" draw:style-name="gr9" svg:width="1.218cm" svg:height="0.662cm" svg:x="7.193cm" svg:y="3.577cm"><draw:text-box><text:p>Fol</text:p></draw:text-box></draw:frame><draw:line text:anchor-type="paragraph" draw:z-index="31" draw:style-name="gr3" draw:text-style-name="P40" svg:x1="6.135cm" svg:y1="1.487cm" svg:x2="6.955cm" svg:y2="2.307cm"><text:p/></draw:line><draw:line text:anchor-type="paragraph" draw:z-index="32" draw:style-name="gr3" draw:text-style-name="P40" svg:x1="6.955cm" svg:y1="1.487cm" svg:x2="6.135cm" svg:y2="2.307cm"><text:p/></draw:line><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1"><text:span text:style-name="T8">Ce schéma est simplifié, mais il permettra de démontrer les limitations d'une telle structure. </text:span></text:p>
      <text:p text:style-name="P22"><text:span text:style-name="T8">On cherche à recevoir une fréquence <text:s/>Fin. Après amplification et filtrage, ce signal est transmit au mélangeur qui reçoit aussi le signal provenant de l'oscillateur local Fol, Si on est en présence d'un mélangeur parfait, dans le sens radiocommunication, celui-ci délivre deux produits |Fol+Fin| et |Fol-Fin|. La génération de ces deux composants est due à des éléments fortement non linéaires : diodes ou transistors. Un mélangeur parfait serai un sous ensemble parfait d'ordre 2. En pratique, la non linéarité d'ordre 2 est prépondérante mais les non linéarités d'ordre 3,4,5, etc sont aussi présentent dans des proportions plus ou moins prononcées selon le type du mélangeur. Ceci signifie donc que l'on récupère en sortie plusieurs raies ou fréquences |mFol +- nFin| avec m et n entiers. Si m=1 et n=1, il s'agit du cas parfait mais toutes les combinaisons sont possibles.</text:span></text:p>
      <text:p text:style-name="P22"><text:span text:style-name="T8">Maintenant, traitons le choix de la fréquence intermédiaire FI, L'intérêt de cette fréquence est de faciliter le traitement de Fin.</text:span></text:p>
      <text:p text:style-name="P22"><text:span text:style-name="T8">Pour ce faire une idée, imaginons que Fin=10 Mhz et Fol=11 Mhz, il en résulte une fréquence FI=1Mhz et une deuxième FI=21Mhz qui est à éliminer. Celle-ci est éloignée de FI=20 Mhz et donc plus facile à supprimer. Notons que les produits d'intermodulations sont respectivement 12 Mhz, 31 Mhz <text:s/>et 32 Mhz tout aussi facile à supprimer.</text:span></text:p>
      <text:p text:style-name="P22"><text:span text:style-name="T8">Première constatation et conclusion, plus FI est faible et plus il est facile de l'amplifier et de le filtrer.</text:span></text:p>
      <text:p text:style-name="P22"><text:span text:style-name="T8">Maintenant, Fin = 12 Mhz et Fol = 11Mhz. Il en résulte une FI à 1 Mhz et une à 23 Mhz. Donc lorsque l’oscillateur locale est calé sur une fréquence, il reçoit deux fréquences simultanément. La fréquence à 23 Mhz est dite fréquence image. Elle est espacée de la fréquence à recevoir de 2xFol. Il faudra donc prendre une FI très grande, ce qui est contraire à la première conclusion.</text:span></text:p>
      <text:p text:style-name="P22"><text:span text:style-name="T8">Pour cette valeur, il n'y a pas de solution miracle, tout dépend de l’application. Le plus souvent, on rencontre les fréquences suivantes : 455Khz, 10,7Mhz, 21,4Mhz, 45Mhz, 70Mhz, 38,9Mhz en TV et 480Mhz en TVSat,</text:span></text:p>
      <text:p text:style-name="P22"><text:span text:style-name="T8">Reprenons le premier exemple, et supposons que l’on souhaite couvrir la plage de fréquence allant de 11Mhz à 12Mhz et que les Fi se situe entre 12 et 13 Mhz. Le filtre d'entrée doit éliminer les fréquences images. Il est clair que plus la FI est élevée et plus le filtre d'entrée est aisé à faire. De plus, plus la FI est basse et plus le coefficient de surtension du filtre devra être important et donc le filtre sera plus difficile à concevoir. Donc si on veut couvrir une </text:span><text:soft-page-break/><text:span text:style-name="T8">large bande, il faudra que le filtre d'entrée soit asservit à l'oscillateur local ceci afin d'éliminer la fréquence image.</text:span></text:p>
      <text:p text:style-name="P22"><text:span text:style-name="T8">Une des premières possibilités serai de tronçonner la bande des fréquence à recevoir en plusieurs sous bandes; mais ceci nous contraindrai à faire autant d’oscillateur local que de sous bande.</text:span></text:p>
      <text:p text:style-name="P22"><text:span text:style-name="T8">Finalement une FI haute apporte une solution assez simple.</text:span></text:p>
      <text:p text:style-name="P22"><text:span text:style-name="T8">On en a conclut que le schéma synoptique précédant ne convient pas pour l'application prévu dans ce récepteur. La principale cause étant la difficulté de réaliser l'oscillateur local.</text:span></text:p>
      <text:p text:style-name="P22"><text:span text:style-name="T8">Si on prend le problème à l'envers, on s’aperçoit que l'on sait faire des oscillateurs allant de F à 2F, soit une octave. On sait aussi que la plage de couverture de l'oscillateur local est identique à celle de la plage de couverture du signal d'entré.</text:span></text:p>
      <text:p text:style-name="P22"><text:span text:style-name="T8">FI = Fol min – Fin min = Fol max -Fin max</text:span></text:p>
      <text:p text:style-name="P22"><text:span text:style-name="T8">FI &lt; Fin min ou FI&gt; Fin max</text:span></text:p>
      <text:p text:style-name="P22"><text:span text:style-name="T8">Donc pour couvrir la plage de 3Mhz à 30Mhz, il faut que Fol min = 45 Mhz+3 Mhz soit 48 Mhz et FI &gt; 45 Mhz</text:span></text:p>
      <text:p text:style-name="P22"><text:span text:style-name="T8">Donc Fol min = 48 Mhz, Fol max = 75 Mhz pour FI = 45 Mhz. De plus Fimage = 90 Mhz,</text:span></text:p>
      <text:p text:style-name="P22"><text:span text:style-name="T8"><text:tab/>Comme Fimage &gt;&gt; FI, celle ci sera plus facile à supprimer et donc le filtrage sera plus facile,</text:span></text:p>
      <text:p text:style-name="P22"><text:span text:style-name="T8">On effectuera un deuxième changement de fréquence à 9Mhz.</text:span></text:p>
      <text:p text:style-name="P23"><text:span text:style-name="T7"/></text:p>
      <text:h text:style-name="P11" text:outline-level="3"><text:span text:style-name="T7">Présentation de la façade</text:span></text:h>
      <text:p text:style-name="P29"><text:span text:style-name="T3"/></text:p>
      <text:p text:style-name="P29"><text:span text:style-name="T3">C'est à partir de la façade que tous les réglages seront effectués.</text:span></text:p>
      <text:p text:style-name="P31"><text:span text:style-name="T2"/></text:p>
      <text:h text:style-name="P11" text:outline-level="3"><text:span text:style-name="T7">Présentation de la face arrière</text:span></text:h>
      <text:p text:style-name="P26"><text:span text:style-name="T9"/></text:p>
      <text:h text:style-name="P19" text:outline-level="2" text:is-list-header="true"><text:span text:style-name="T5"/></text:h>
      <text:p text:style-name="P27"><text:span text:style-name="T5"/></text:p>
      <text:h text:style-name="P16" text:outline-level="2"><text:span text:style-name="T5">Analyse Fonctionnelle du système</text:span></text:h>
      <text:h text:style-name="P12" text:outline-level="3"><text:span text:style-name="T5">Fonction d'usage</text:span></text:h>
      <text:p text:style-name="P24">La fonction du système est de permettre l'écoute et la transmission de signaux entre radioamateurs entre 3 Mhz et 30 Mhz parmi les modes de transmissions tel que FM AM SSB et CW,</text:p>
      <text:h text:style-name="P13" text:outline-level="3">Schéma fonctionnel de niveau 1 :</text:h>
      <text:p text:style-name="P21"><text:span text:style-name="T8"><text:tab/></text:span></text:p>
      <text:p text:style-name="P35"><draw:frame text:anchor-type="paragraph" draw:z-index="41" draw:style-name="gr11" draw:text-style-name="P43" svg:width="1.528cm" svg:height="0.447cm" svg:x="11.201cm" svg:y="0.407cm"><draw:text-box><text:p><text:span text:style-name="T7">Opérateur</text:span></text:p></draw:text-box></draw:frame><draw:frame text:anchor-type="paragraph" draw:z-index="40" draw:style-name="gr10" draw:text-style-name="P43" svg:width="1.324cm" svg:height="0.548cm" svg:x="5.547cm" svg:y="0.185cm"><draw:text-box><text:p text:style-name="P43"><text:span text:style-name="T7">Antenne</text:span></text:p></draw:text-box></draw:frame><text:span text:style-name="T8"/></text:p>
      <text:p text:style-name="P35"><draw:rect text:anchor-type="paragraph" draw:z-index="34" draw:style-name="gr2" draw:text-style-name="P40" svg:width="2.647cm" svg:height="1.532cm" svg:x="7.636cm" svg:y="0.275cm"><text:p text:style-name="P40">Traitement</text:p></draw:rect><draw:line text:anchor-type="paragraph" draw:z-index="35" draw:style-name="gr3" draw:text-style-name="P40" svg:x1="6.125cm" svg:y1="1.03cm" svg:x2="6.114cm" svg:y2="0.146cm"><text:p/></draw:line><draw:line text:anchor-type="paragraph" draw:z-index="36" draw:style-name="gr3" draw:text-style-name="P40" svg:x1="5.92cm" svg:y1="0.171cm" svg:x2="6.114cm" svg:y2="0.423cm"><text:p/></draw:line><draw:line text:anchor-type="paragraph" draw:z-index="37" draw:style-name="gr3" draw:text-style-name="P40" svg:x1="6.378cm" svg:y1="0.182cm" svg:x2="6.124cm" svg:y2="0.424cm"><text:p/></draw:line><text:span text:style-name="T8"/></text:p>
      <text:p text:style-name="P35"><draw:line text:anchor-type="paragraph" draw:z-index="33" draw:style-name="gr3" draw:text-style-name="P40" svg:x1="6.124cm" svg:y1="0.492cm" svg:x2="7.636cm" svg:y2="0.492cm"><text:p/></draw:line><draw:line text:anchor-type="paragraph" draw:z-index="38" draw:style-name="gr3" draw:text-style-name="P40" svg:x1="10.282cm" svg:y1="0.474cm" svg:x2="11.441cm" svg:y2="0.474cm"><text:p/></draw:line><draw:custom-shape text:anchor-type="paragraph" draw:z-index="39" draw:style-name="gr6" svg:width="0.579cm" svg:height="0.518cm" svg:x="11.68cm" svg:y="0.19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span text:style-name="T8"/></text:p>
      <text:p text:style-name="P35"><text:span text:style-name="T8"/></text:p>
      <text:p text:style-name="P35"><text:span text:style-name="T8"/></text:p>
      <text:p text:style-name="P35"><text:span text:style-name="T8"/></text:p>
      <text:h text:style-name="P14" text:outline-level="3"><text:span text:style-name="T7">Schéma fonctionnel de niveau 2 :</text:span></text:h>
      <text:p text:style-name="P3"/>
      <text:p text:style-name="P35"><text:span text:style-name="T8"/></text:p>
      <text:p text:style-name="P35"><draw:frame text:anchor-type="paragraph" draw:z-index="48" draw:style-name="gr12" draw:text-style-name="P44" svg:width="3.019cm" svg:height="0.814cm" svg:x="11.419cm" svg:y="0.429cm"><draw:text-box><text:p text:style-name="P44"><text:span text:style-name="T7">Ondes accoustiques / Signal éléctrique</text:span></text:p></draw:text-box></draw:frame><draw:rect text:anchor-type="paragraph" draw:z-index="43" draw:style-name="gr2" draw:text-style-name="P44" svg:width="2.647cm" svg:height="1.532cm" svg:x="7.546cm" svg:y="0.277cm"><text:p text:style-name="P44"><text:span text:style-name="T7">Traitement</text:span></text:p></draw:rect><draw:line text:anchor-type="paragraph" draw:z-index="44" draw:style-name="gr3" draw:text-style-name="P40" svg:x1="6.035cm" svg:y1="1.032cm" svg:x2="6.024cm" svg:y2="0.148cm"><text:p/></draw:line><draw:line text:anchor-type="paragraph" draw:z-index="45" draw:style-name="gr3" draw:text-style-name="P40" svg:x1="5.83cm" svg:y1="0.173cm" svg:x2="6.024cm" svg:y2="0.425cm"><text:p/></draw:line><draw:line text:anchor-type="paragraph" draw:z-index="46" draw:style-name="gr3" draw:text-style-name="P40" svg:x1="6.288cm" svg:y1="0.183cm" svg:x2="6.034cm" svg:y2="0.425cm"><text:p/></draw:line><draw:frame text:anchor-type="paragraph" draw:z-index="49" draw:style-name="gr13" draw:text-style-name="P43" svg:width="2.871cm" svg:height="0.814cm" svg:x="2.96cm" svg:y="0.303cm"><draw:text-box><text:p><text:span text:style-name="T7">Ondes éléctromagnetique</text:span></text:p></draw:text-box></draw:frame><text:span text:style-name="T8"/></text:p>
      <text:p text:style-name="P35"><draw:line text:anchor-type="paragraph" draw:z-index="42" draw:style-name="gr3" draw:text-style-name="P40" svg:x1="6.034cm" svg:y1="0.494cm" svg:x2="7.546cm" svg:y2="0.494cm"><text:p/></draw:line><draw:line text:anchor-type="paragraph" draw:z-index="47" draw:style-name="gr3" draw:text-style-name="P40" svg:x1="10.192cm" svg:y1="0.476cm" svg:x2="11.351cm" svg:y2="0.476cm"><text:p/></draw:line><text:span text:style-name="T8"/></text:p>
      <text:p text:style-name="P35"><text:span text:style-name="T8"/></text:p>
      <text:p text:style-name="P35"><draw:custom-shape text:anchor-type="paragraph" draw:z-index="50" draw:style-name="gr6" svg:width="0.546cm" svg:height="0.747cm" svg:x="8.602cm" svg:y="0.1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8"/></text:p>
      <text:p text:style-name="Text_20_body"><draw:rect text:anchor-type="paragraph" draw:z-index="52" draw:style-name="gr2" draw:text-style-name="P44" svg:width="2.588cm" svg:height="1.22cm" svg:x="7.572cm" svg:y="0.402cm"><text:p text:style-name="P44"><text:span text:style-name="T7">Prise en compte </text:span></text:p><text:p text:style-name="P44"><text:span text:style-name="T7">des paramètres</text:span></text:p></draw:rect><draw:custom-shape text:anchor-type="paragraph" draw:z-index="51" draw:style-name="gr6" svg:width="0.017cm" svg:height="0.045cm" svg:x="9.513cm" svg:y="0.2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8"/></text:p>
      <text:p text:style-name="Text_20_body"><draw:frame text:anchor-type="paragraph" draw:z-index="55" draw:style-name="gr15" draw:text-style-name="P43" svg:width="3.234cm" svg:height="0.814cm" svg:x="3.237cm" svg:y="0.333cm"><draw:text-box><text:p><text:span text:style-name="T7">Réglages des paramètres en façade</text:span></text:p></draw:text-box></draw:frame><draw:frame text:anchor-type="paragraph" draw:z-index="56" draw:style-name="gr16" draw:text-style-name="P43" svg:width="4.41cm" svg:height="1.147cm" svg:x="11.321cm" svg:y="0.363cm"><draw:text-box><text:p text:style-name="P43"><text:span text:style-name="T7">Visualisation de la fréquence et des différents paramètres</text:span></text:p></draw:text-box></draw:frame><text:span text:style-name="T8"/></text:p>
      <text:p text:style-name="Text_20_body"><draw:custom-shape text:anchor-type="paragraph" draw:z-index="54" draw:style-name="gr14" draw:text-style-name="P40" svg:width="0.883cm" svg:height="0.486cm" svg:x="10.16cm" svg:y="0.058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style-name="gr14" draw:text-style-name="P40" svg:width="1.029cm" svg:height="0.398cm" svg:x="6.544cm" svg:y="0.07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span text:style-name="T8"/></text:p>
      <text:p text:style-name="P8"><text:span text:style-name="T10"/></text:p>
      <text:p text:style-name="P7"><text:span text:style-name="T10"/></text:p>
      <text:p text:style-name="P7"><text:span text:style-name="T10"/></text:p>
      <text:p text:style-name="P7"><text:span text:style-name="T10">JK330</text:span></text:p>
      <text:p text:style-name="P28"><text:span text:style-name="T10"/></text:p>
      <text:p text:style-name="P28"><text:span text:style-name="T10"/></text:p>
      <text:p text:style-name="P28"><text:span text:style-name="T10"/></text:p>
      <text:p text:style-name="P28"><text:span text:style-name="T10"/></text:p>
      <text:p text:style-name="P28"><text:span text:style-name="T10"/></text:p>
      <text:h text:style-name="P10" text:outline-level="1"><text:soft-page-break/><text:span text:style-name="T10">JK330</text:span></text:h>
      <text:h text:style-name="Heading_20_2" text:outline-level="2"><text:span text:style-name="T10">Analyse fonctionnelle :</text:span></text:h>
      <text:p text:style-name="Text_20_body"><text:span text:style-name="T10"/></text:p>
      <text:h text:style-name="Heading_20_2" text:outline-level="2"><text:span text:style-name="T10">Schéma fonctionnel du 1 er degrés</text:span></text:h>
      <text:p text:style-name="Text_20_body"><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ndalus" svg:font-family="Andalus" style:font-family-generic="roman" style:font-pitch="variable"/>
    <style:font-face style:name="Andalus1"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199cm" fo:margin-right="0.199cm" fo:margin-top="0cm" fo:margin-bottom="0cm" fo:line-height="100%" fo:text-indent="1cm" style:auto-text-indent="false"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96cm" fo:margin-right="0cm" fo:text-indent="0.439cm" style:auto-text-indent="false" style:page-number="auto" fo:background-color="transparent" style:shadow="none">
        <style:tab-stops>
          <style:tab-stop style:position="2cm"/>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text-indent="1cm" style:auto-text-indent="false" fo:background-color="transparent" style:shadow="none">
        <style:tab-stops/>
        <style:background-image/>
      </style:paragraph-properties>
      <style:text-properties style:font-name="Andalus1" fo:font-size="10pt" fo:language="fr" fo:country="FR"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fo:text-indent="-0.762cm" fo:margin-left="-1.143cm"/>
        </style:list-level-properties>
      </text:outline-level-style>
      <text:outline-level-style text:level="2" style:num-format="1" text:display-levels="2">
        <style:list-level-properties text:list-level-position-and-space-mode="label-alignment">
          <style:list-level-label-alignment text:label-followed-by="listtab" fo:text-indent="-1.016cm" fo:margin-left="-0.889cm"/>
        </style:list-level-properties>
      </text:outline-level-style>
      <text:outline-level-style text:level="3"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style:num-format="1" text:display-levels="4">
        <style:list-level-properties text:list-level-position-and-space-mode="label-alignment">
          <style:list-level-label-alignment text:label-followed-by="listtab" fo:text-indent="-1.524cm" fo:margin-left="-0.381cm"/>
        </style:list-level-properties>
      </text:outline-level-style>
      <text:outline-level-style text:level="5" style:num-format="">
        <style:list-level-properties text:list-level-position-and-space-mode="label-alignment">
          <style:list-level-label-alignment text:label-followed-by="listtab" fo:text-indent="-1.778cm" fo:margin-left="-0.127cm"/>
        </style:list-level-properties>
      </text:outline-level-style>
      <text:outline-level-style text:level="6" style:num-format="">
        <style:list-level-properties text:list-level-position-and-space-mode="label-alignment">
          <style:list-level-label-alignment text:label-followed-by="listtab" text:list-tab-stop-position="0.127cm" fo:text-indent="-2.032cm" fo:margin-left="0.127cm"/>
        </style:list-level-properties>
      </text:outline-level-style>
      <text:outline-level-style text:level="7" style:num-format="">
        <style:list-level-properties text:list-level-position-and-space-mode="label-alignment">
          <style:list-level-label-alignment text:label-followed-by="listtab" text:list-tab-stop-position="0.381cm" fo:text-indent="-2.286cm" fo:margin-left="0.381cm"/>
        </style:list-level-properties>
      </text:outline-level-style>
      <text:outline-level-style text:level="8" style:num-format="">
        <style:list-level-properties text:list-level-position-and-space-mode="label-alignment">
          <style:list-level-label-alignment text:label-followed-by="listtab" text:list-tab-stop-position="0.635cm" fo:text-indent="-2.54cm" fo:margin-left="0.635cm"/>
        </style:list-level-properties>
      </text:outline-level-style>
      <text:outline-level-style text:level="9" style:num-format="">
        <style:list-level-properties text:list-level-position-and-space-mode="label-alignment">
          <style:list-level-label-alignment text:label-followed-by="listtab" text:list-tab-stop-position="0.889cm" fo:text-indent="-2.794cm" fo:margin-left="0.889cm"/>
        </style:list-level-properties>
      </text:outline-level-style>
      <text:outline-level-style text:level="10" style:num-format="">
        <style:list-level-properties text:list-level-position-and-space-mode="label-alignment">
          <style:list-level-label-alignment text:label-followed-by="listtab" text:list-tab-stop-position="1.143cm" fo:text-indent="-3.048cm" fo:margin-left="1.14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F4DEB<text:tab/>JK330<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meta:initial-creator>
    <meta:creation-date>2013-04-01T20:53:32.09</meta:creation-date>
    <dc:date>2013-04-01T23:29:21.91</dc:date>
    <dc:creator>jerome </dc:creator>
    <meta:editing-duration>PT2H4M11S</meta:editing-duration>
    <meta:editing-cycles>16</meta:editing-cycles>
    <meta:generator>OpenOffice.org/3.3$Win32 OpenOffice.org_project/330m20$Build-9567</meta:generator>
    <meta:document-statistic meta:table-count="0" meta:image-count="0" meta:object-count="0" meta:page-count="9" meta:paragraph-count="59" meta:word-count="1018" meta:character-count="5889"/>
  </office:meta>
</office:document-meta>
</file>